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92973792FFE3C371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758cm, 6.091cm, 9.35cm, 3.2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23cm" svg:height="22.9cm" svg:x="0.991cm" svg:y="2.491cm">
          <draw:image xlink:href="Pictures/10000000000005E8000007E092973792FFE3C37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33:27.941804322</dc:date>
    <meta:editing-duration>PT3M4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